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 hustle
and bustle of a city, or even to contrast with it,
one could call this a great 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"Monster"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1+02:00</meta:creation-date>
    <dc:date>2019-09-21T11:23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